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7000001ECA285A216AC08F5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4ce1" officeooo:paragraph-rsid="001f4c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4ce1" officeooo:paragraph-rsid="001f4ce1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OUTPUT SCREENSHOT</text:p>
      <text:p text:style-name="P1">(INHERITANCE, INTERFACE AND ABSTRACT)</text:p>
      <text:p text:style-name="P1"/>
      <text:p text:style-name="P1"/>
      <text:p text:style-name="P2"><draw:frame draw:style-name="fr1" draw:name="Image1" text:anchor-type="paragraph" svg:width="6.9252in" svg:height="3.5228in" draw:z-index="0"><draw:image xlink:href="Pictures/10000000000003C7000001ECA285A216AC08F5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</meta:editing-duration>
    <meta:editing-cycles>3</meta:editing-cycles>
    <meta:generator>LibreOffice/5.1.4.2$Windows_X86_64 LibreOffice_project/f99d75f39f1c57ebdd7ffc5f42867c12031db97a</meta:generator>
    <dc:date>2017-04-10T22:53:01.154000000</dc:date>
    <meta:document-statistic meta:table-count="0" meta:image-count="1" meta:object-count="0" meta:page-count="1" meta:paragraph-count="2" meta:word-count="7" meta:character-count="62" meta:non-whitespace-character-count="57"/>
    <meta:user-defined meta:name="Info 1"/>
    <meta:user-defined meta:name="Info 2"/>
    <meta:user-defined meta:name="Info 3"/>
    <meta:user-defined meta:name="Info 4"/>
  </office:meta>
</office:document-meta>
</file>